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1" svg:font-family="Courier" style:font-family-generic="modern" style:font-pitch="fixed"/>
    <style:font-face style:name="Courier" svg:font-family="Courier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ourier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ourier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ourier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ourier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ourier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ourier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Courier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ourier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PC" draw:style-name="gr1" draw:text-style-name="P1" svg:width="19.623cm" svg:height="9.456cm" svg:x="23.638cm" svg:y="2.577cm">
            <draw:object draw:notify-on-update-of-ranges="Sheet1.A6:Sheet1.A16 Sheet1.A6:Sheet1.A16 Sheet1.C5:Sheet1.C5 Sheet1.C6:Sheet1.C16 Sheet1.A6:Sheet1.A16 Sheet1.D5:Sheet1.D5 Sheet1.D6:Sheet1.D16 Sheet1.A6:Sheet1.A16 Sheet1.E5:Sheet1.E5 Sheet1.E6:Sheet1.E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C " draw:style-name="gr1" draw:text-style-name="P1" svg:width="18.934cm" svg:height="9.855cm" svg:x="24.43cm" svg:y="12.856cm">
            <draw:object draw:notify-on-update-of-ranges="Sheet1.A20:Sheet1.A30 Sheet1.A20:Sheet1.A30 Sheet1.C19:Sheet1.C19 Sheet1.C20:Sheet1.C30 Sheet1.A20:Sheet1.A30 Sheet1.D19:Sheet1.D19 Sheet1.D20:Sheet1.D30 Sheet1.A20:Sheet1.A30 Sheet1.E19:Sheet1.E19 Sheet1.E20:Sheet1.E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10"/>
        <table:table-column table:style-name="co4" table:default-cell-style-name="ce7"/>
        <table:table-column table:style-name="co5" table:default-cell-style-name="ce9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ATCGRID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, locales</text:p>
          </table:table-cell>
          <table:table-cell table:style-name="ce1" office:value-type="string" calcext:value-type="string">
            <text:p>Tiempo para vect, globales</text:p>
          </table:table-cell>
          <table:table-cell table:style-name="ce1" office:value-type="string" calcext:value-type="string">
            <text:p>Tiempo para vect,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table:style-name="ce9" office:value-type="float" office:value="0.000357436" calcext:value-type="float">
            <text:p>0,000357436</text:p>
          </table:table-cell>
          <table:table-cell table:style-name="ce9" office:value-type="float" office:value="0.000361707" calcext:value-type="float">
            <text:p>0,000361707</text:p>
          </table:table-cell>
          <table:table-cell office:value-type="float" office:value="0.00034792" calcext:value-type="float">
            <text:p>0,00034792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7" office:value-type="float" office:value="0.000694688" calcext:value-type="float">
            <text:p>0,000694688</text:p>
          </table:table-cell>
          <table:table-cell office:value-type="float" office:value="0.000721784" calcext:value-type="float">
            <text:p>0,000721784</text:p>
          </table:table-cell>
          <table:table-cell table:style-name="ce7" office:value-type="float" office:value="0.000597073" calcext:value-type="float">
            <text:p>0,00059707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table:style-name="ce9" office:value-type="float" office:value="0.001296994" calcext:value-type="float">
            <text:p>0,001296994</text:p>
          </table:table-cell>
          <table:table-cell table:style-name="ce9" office:value-type="float" office:value="0.00165224" calcext:value-type="float">
            <text:p>0,00165224</text:p>
          </table:table-cell>
          <table:table-cell office:value-type="float" office:value="0.001314382" calcext:value-type="float">
            <text:p>0,001314382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6" office:value-type="float" office:value="4194304" calcext:value-type="float">
            <text:p>4194304</text:p>
          </table:table-cell>
          <table:table-cell office:value-type="string" calcext:value-type="string">
            <text:p>-</text:p>
          </table:table-cell>
          <table:table-cell office:value-type="float" office:value="0.002337578" calcext:value-type="float">
            <text:p>0,002337578</text:p>
          </table:table-cell>
          <table:table-cell table:style-name="ce7" office:value-type="float" office:value="0.002418784" calcext:value-type="float">
            <text:p>0,00241878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05037839" calcext:value-type="float">
            <text:p>0,005037839</text:p>
          </table:table-cell>
          <table:table-cell office:value-type="float" office:value="0.005131958" calcext:value-type="float">
            <text:p>0,005131958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6" office:value-type="float" office:value="16777216" calcext:value-type="float">
            <text:p>16777216</text:p>
          </table:table-cell>
          <table:table-cell office:value-type="string" calcext:value-type="string">
            <text:p>-</text:p>
          </table:table-cell>
          <table:table-cell office:value-type="float" office:value="0.010112513" calcext:value-type="float">
            <text:p>0,010112513</text:p>
          </table:table-cell>
          <table:table-cell table:style-name="ce7" office:value-type="float" office:value="0.010296583" calcext:value-type="float">
            <text:p>0,01029658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20057947" calcext:value-type="float">
            <text:p>0,020057947</text:p>
          </table:table-cell>
          <table:table-cell office:value-type="float" office:value="0.020340022" calcext:value-type="float">
            <text:p>0,020340022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6" office:value-type="float" office:value="67108864" calcext:value-type="float">
            <text:p>67108864</text:p>
          </table:table-cell>
          <table:table-cell office:value-type="string" calcext:value-type="string">
            <text:p>-</text:p>
          </table:table-cell>
          <table:table-cell office:value-type="float" office:value="0.039884558" calcext:value-type="float">
            <text:p>0,039884558</text:p>
          </table:table-cell>
          <table:table-cell table:style-name="ce7" office:value-type="float" office:value="0.040684178" calcext:value-type="float">
            <text:p>0,04068417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79840965" calcext:value-type="float">
            <text:p>0,079840965</text:p>
          </table:table-cell>
          <table:table-cell office:value-type="float" office:value="0.080910122" calcext:value-type="float">
            <text:p>0,080910122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7" office:value-type="float" office:value="268435456" calcext:value-type="float">
            <text:p>268435456</text:p>
          </table:table-cell>
          <table:table-cell office:value-type="string" calcext:value-type="string">
            <text:p>-</text:p>
          </table:table-cell>
          <table:table-cell office:value-type="float" office:value="0.159152572" calcext:value-type="float">
            <text:p>0,159152572</text:p>
          </table:table-cell>
          <table:table-cell table:style-name="ce7" office:value-type="float" office:value="0.161054259" calcext:value-type="float">
            <text:p>0,161054259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8" office:value-type="float" office:value="536870912" calcext:value-type="float">
            <text:p>536870912</text:p>
          </table:table-cell>
          <table:table-cell table:style-name="ce12" office:value-type="string" calcext:value-type="string">
            <text:p>-</text:p>
          </table:table-cell>
          <table:table-cell table:style-name="ce8" office:value-type="float" office:value="0.159446193" calcext:value-type="float">
            <text:p>0,159446193</text:p>
          </table:table-cell>
          <table:table-cell table:style-name="ce8" office:value-type="float" office:value="0.324236131" calcext:value-type="float">
            <text:p>0,324236131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AULA DE PRACTICAS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, locales</text:p>
          </table:table-cell>
          <table:table-cell table:style-name="ce1" office:value-type="string" calcext:value-type="string">
            <text:p>Tiempo para vect, globales</text:p>
          </table:table-cell>
          <table:table-cell table:style-name="ce1" office:value-type="string" calcext:value-type="string">
            <text:p>Tiempo para vect,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table:style-name="ce9" office:value-type="float" office:value="0.000195757" calcext:value-type="float">
            <text:p>0,000195757</text:p>
          </table:table-cell>
          <table:table-cell table:style-name="ce9" office:value-type="float" office:value="0.000254949" calcext:value-type="float">
            <text:p>0,000254949</text:p>
          </table:table-cell>
          <table:table-cell office:value-type="float" office:value="0.000261798" calcext:value-type="float">
            <text:p>0,000261798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7" office:value-type="float" office:value="0.000378877" calcext:value-type="float">
            <text:p>0,000378877</text:p>
          </table:table-cell>
          <table:table-cell office:value-type="float" office:value="0.000512377" calcext:value-type="float">
            <text:p>0,000512377</text:p>
          </table:table-cell>
          <table:table-cell table:style-name="ce7" office:value-type="float" office:value="0.00035587" calcext:value-type="float">
            <text:p>0,0003558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table:style-name="ce9" office:value-type="float" office:value="0.000835334" calcext:value-type="float">
            <text:p>0,000835334</text:p>
          </table:table-cell>
          <table:table-cell table:style-name="ce9" office:value-type="float" office:value="0.000769406" calcext:value-type="float">
            <text:p>0,000769406</text:p>
          </table:table-cell>
          <table:table-cell office:value-type="float" office:value="0.00077106" calcext:value-type="float">
            <text:p>0,00077106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6" office:value-type="float" office:value="4194304" calcext:value-type="float">
            <text:p>4194304</text:p>
          </table:table-cell>
          <table:table-cell office:value-type="string" calcext:value-type="string">
            <text:p>-</text:p>
          </table:table-cell>
          <table:table-cell office:value-type="float" office:value="0.001614732" calcext:value-type="float">
            <text:p>0,001614732</text:p>
          </table:table-cell>
          <table:table-cell table:style-name="ce7" office:value-type="float" office:value="0.001569045" calcext:value-type="float">
            <text:p>0,00156904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02815389" calcext:value-type="float">
            <text:p>0,002815389</text:p>
          </table:table-cell>
          <table:table-cell office:value-type="float" office:value="0.002985906" calcext:value-type="float">
            <text:p>0,002985906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6" office:value-type="float" office:value="16777216" calcext:value-type="float">
            <text:p>16777216</text:p>
          </table:table-cell>
          <table:table-cell office:value-type="string" calcext:value-type="string">
            <text:p>-</text:p>
          </table:table-cell>
          <table:table-cell office:value-type="float" office:value="0.005701782" calcext:value-type="float">
            <text:p>0,005701782</text:p>
          </table:table-cell>
          <table:table-cell table:style-name="ce7" office:value-type="float" office:value="0.005465719" calcext:value-type="float">
            <text:p>0,00546571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11205567" calcext:value-type="float">
            <text:p>0,011205567</text:p>
          </table:table-cell>
          <table:table-cell office:value-type="float" office:value="0.011004643" calcext:value-type="float">
            <text:p>0,011004643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6" office:value-type="float" office:value="67108864" calcext:value-type="float">
            <text:p>67108864</text:p>
          </table:table-cell>
          <table:table-cell office:value-type="string" calcext:value-type="string">
            <text:p>-</text:p>
          </table:table-cell>
          <table:table-cell office:value-type="float" office:value="0.022454632" calcext:value-type="float">
            <text:p>0,022454632</text:p>
          </table:table-cell>
          <table:table-cell table:style-name="ce7" office:value-type="float" office:value="0.021570834" calcext:value-type="float">
            <text:p>0,02157083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42459965" calcext:value-type="float">
            <text:p>0,042459965</text:p>
          </table:table-cell>
          <table:table-cell office:value-type="float" office:value="0.043341978" calcext:value-type="float">
            <text:p>0,043341978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7" office:value-type="float" office:value="268435456" calcext:value-type="float">
            <text:p>268435456</text:p>
          </table:table-cell>
          <table:table-cell office:value-type="string" calcext:value-type="string">
            <text:p>-</text:p>
          </table:table-cell>
          <table:table-cell office:value-type="float" office:value="0.083992262" calcext:value-type="float">
            <text:p>0,083992262</text:p>
          </table:table-cell>
          <table:table-cell table:style-name="ce7" office:value-type="float" office:value="0.085980014" calcext:value-type="float">
            <text:p>0,085980014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8" office:value-type="float" office:value="536870912" calcext:value-type="float">
            <text:p>536870912</text:p>
          </table:table-cell>
          <table:table-cell table:style-name="ce12" office:value-type="string" calcext:value-type="string">
            <text:p>-</text:p>
          </table:table-cell>
          <table:table-cell table:style-name="ce8" office:value-type="float" office:value="0.083046877" calcext:value-type="float">
            <text:p>0,083046877</text:p>
          </table:table-cell>
          <table:table-cell table:style-name="ce8" office:value-type="float" office:value="0.173573115" calcext:value-type="float">
            <text:p>0,173573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1" svg:font-family="Courier" style:font-family-generic="modern" style:font-pitch="fixed"/>
    <style:font-face style:name="Courier" svg:font-family="Courier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3:51:19.124834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1:33:20.575686692</meta:creation-date>
    <dc:date>2015-03-11T13:57:30.179565934</dc:date>
    <meta:editing-duration>PT6M11S</meta:editing-duration>
    <meta:editing-cycles>4</meta:editing-cycles>
    <meta:generator>LibreOffice/4.2.7.2$Linux_x86 LibreOffice_project/420m0$Build-2</meta:generator>
    <meta:document-statistic meta:table-count="1" meta:cell-count="1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draw:stroke="dash" draw:stroke-dash="Ultrafine_20_Dashed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24cm" svg:height="9.457cm" xlink:href=".." xlink:type="simple" chart:class="chart:scatter" chart:column-mapping="0 1 2" chart:style-name="ch1">
        <chart:title svg:x="8.743cm" svg:y="0.196cm" chart:style-name="ch2">
          <text:p>ATCGRID</text:p>
        </chart:title>
        <chart:legend chart:legend-position="end" svg:x="13.86cm" svg:y="3.931cm" style:legend-expansion="high" chart:style-name="ch3"/>
        <chart:plot-area chart:style-name="ch4" table:cell-range-address="Sheet1.A6:Sheet1.A16 Sheet1.C5:Sheet1.E16" chart:data-source-has-labels="both" svg:x="1.403cm" svg:y="1.319cm" svg:width="12.066cm" svg:height="6.968cm">
          <chartooo:coordinate-region svg:x="2.686cm" svg:y="1.518cm" svg:width="9.948cm" svg:height="6.122cm"/>
          <chart:axis chart:dimension="x" chart:name="primary-x" chart:style-name="ch5" chartooo:axis-type="auto">
            <chart:title svg:x="5.778cm" svg:y="8.476cm" chart:style-name="ch6">
              <text:p>Número de elementos</text:p>
            </chart:title>
            <chart:categories table:cell-range-address="Sheet1.A6:Sheet1.A16"/>
          </chart:axis>
          <chart:axis chart:dimension="y" chart:name="primary-y" chart:style-name="ch7">
            <chart:title svg:x="0.451cm" svg:y="5.389cm" chart:style-name="ch8">
              <text:p>Tiempo</text:p>
            </chart:title>
            <chart:grid chart:style-name="ch9" chart:class="major"/>
          </chart:axis>
          <chart:series chart:style-name="ch10" chart:values-cell-range-address="Sheet1.C6:Sheet1.C16" chart:label-cell-address="Sheet1.C5:Sheet1.C5" chart:class="chart:scatter">
            <chart:domain table:cell-range-address="Sheet1.A6:Sheet1.A16"/>
            <chart:data-point chart:repeated="11"/>
          </chart:series>
          <chart:series chart:style-name="ch11" chart:values-cell-range-address="Sheet1.D6:Sheet1.D16" chart:label-cell-address="Sheet1.D5:Sheet1.D5" chart:class="chart:scatter">
            <chart:data-point chart:repeated="11"/>
          </chart:series>
          <chart:series chart:style-name="ch12" chart:values-cell-range-address="Sheet1.E6:Sheet1.E16" chart:label-cell-address="Sheet1.E5:Sheet1.E5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para vect, locales</text:p>
                <draw:g>
                  <svg:desc>Sheet1.C5:Sheet1.C5</svg:desc>
                </draw:g>
              </table:table-cell>
              <table:table-cell office:value-type="string">
                <text:p>Tiempo para vect, globales</text:p>
                <draw:g>
                  <svg:desc>Sheet1.D5:Sheet1.D5</svg:desc>
                </draw:g>
              </table:table-cell>
              <table:table-cell office:value-type="string">
                <text:p>Tiempo para vect, dinámicos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float" office:value="65536">
                <text:p>65540</text:p>
                <draw:g>
                  <svg:desc>Sheet1.A6:Sheet1.A16</svg:desc>
                </draw:g>
              </table:table-cell>
              <table:table-cell office:value-type="float" office:value="65536">
                <text:p>65536</text:p>
                <draw:g>
                  <svg:desc>Sheet1.A6:Sheet1.A16</svg:desc>
                </draw:g>
              </table:table-cell>
              <table:table-cell office:value-type="float" office:value="0.000357436">
                <text:p>0.000357436</text:p>
                <draw:g>
                  <svg:desc>Sheet1.C6:Sheet1.C16</svg:desc>
                </draw:g>
              </table:table-cell>
              <table:table-cell office:value-type="float" office:value="0.000361707">
                <text:p>0.000361707</text:p>
                <draw:g>
                  <svg:desc>Sheet1.D6:Sheet1.D16</svg:desc>
                </draw:g>
              </table:table-cell>
              <table:table-cell office:value-type="float" office:value="0.00034792">
                <text:p>0.00034792</text:p>
                <draw:g>
                  <svg:desc>Sheet1.E6:Sheet1.E16</svg:desc>
                </draw:g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31072">
                <text:p>131072</text:p>
              </table:table-cell>
              <table:table-cell office:value-type="float" office:value="0.000694688">
                <text:p>0.000694688</text:p>
              </table:table-cell>
              <table:table-cell office:value-type="float" office:value="0.000721784">
                <text:p>0.000721784</text:p>
              </table:table-cell>
              <table:table-cell office:value-type="float" office:value="0.000597073">
                <text:p>0.00059707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62144">
                <text:p>262144</text:p>
              </table:table-cell>
              <table:table-cell office:value-type="float" office:value="0.001296994">
                <text:p>0.001296994</text:p>
              </table:table-cell>
              <table:table-cell office:value-type="float" office:value="0.00165224">
                <text:p>0.00165224</text:p>
              </table:table-cell>
              <table:table-cell office:value-type="float" office:value="0.001314382">
                <text:p>0.00131438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0.002337578">
                <text:p>0.002337578</text:p>
              </table:table-cell>
              <table:table-cell office:value-type="float" office:value="0.002418784">
                <text:p>0.00241878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  <table:table-cell office:value-type="float" office:value="0.005037839">
                <text:p>0.005037839</text:p>
              </table:table-cell>
              <table:table-cell office:value-type="float" office:value="0.005131958">
                <text:p>0.00513195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0.010112513">
                <text:p>0.010112513</text:p>
              </table:table-cell>
              <table:table-cell office:value-type="float" office:value="0.010296583">
                <text:p>0.01029658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20057947">
                <text:p>0.020057947</text:p>
              </table:table-cell>
              <table:table-cell office:value-type="float" office:value="0.020340022">
                <text:p>0.02034002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39884558">
                <text:p>0.039884558</text:p>
              </table:table-cell>
              <table:table-cell office:value-type="float" office:value="0.040684178">
                <text:p>0.04068417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79840965">
                <text:p>0.079840965</text:p>
              </table:table-cell>
              <table:table-cell office:value-type="float" office:value="0.080910122">
                <text:p>0.080910122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159152572">
                <text:p>0.159152572</text:p>
              </table:table-cell>
              <table:table-cell office:value-type="float" office:value="0.161054259">
                <text:p>0.161054259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159446193">
                <text:p>0.159446193</text:p>
              </table:table-cell>
              <table:table-cell office:value-type="float" office:value="0.324236131">
                <text:p>0.324236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35cm" svg:height="9.856cm" xlink:href=".." xlink:type="simple" chart:class="chart:scatter" chart:column-mapping="0 1 2" chart:style-name="ch1">
        <chart:title svg:x="9.079cm" svg:y="0.333cm" chart:style-name="ch2">
          <text:p>PC</text:p>
        </chart:title>
        <chart:legend chart:legend-position="end" svg:x="13.171cm" svg:y="4.131cm" style:legend-expansion="high" chart:style-name="ch3"/>
        <chart:plot-area chart:style-name="ch4" table:cell-range-address="Sheet1.A20:Sheet1.A30 Sheet1.C19:Sheet1.E30" chart:data-source-has-labels="both" svg:x="1.389cm" svg:y="1.335cm" svg:width="11.405cm" svg:height="7.343cm">
          <chartooo:coordinate-region svg:x="2.672cm" svg:y="1.534cm" svg:width="9.287cm" svg:height="6.497cm"/>
          <chart:axis chart:dimension="x" chart:name="primary-x" chart:style-name="ch5" chartooo:axis-type="auto">
            <chart:title svg:x="5.433cm" svg:y="8.875cm" chart:style-name="ch6">
              <text:p>Número de elementos</text:p>
            </chart:title>
            <chart:categories table:cell-range-address="Sheet1.A20:Sheet1.A30"/>
          </chart:axis>
          <chart:axis chart:dimension="y" chart:name="primary-y" chart:style-name="ch5">
            <chart:title svg:x="0.451cm" svg:y="5.592cm" chart:style-name="ch7">
              <text:p>Tiempo</text:p>
            </chart:title>
            <chart:grid chart:style-name="ch8" chart:class="major"/>
          </chart:axis>
          <chart:series chart:style-name="ch9" chart:values-cell-range-address="Sheet1.C20:Sheet1.C30" chart:label-cell-address="Sheet1.C19:Sheet1.C19" chart:class="chart:scatter">
            <chart:domain table:cell-range-address="Sheet1.A20:Sheet1.A30"/>
            <chart:data-point chart:repeated="11"/>
          </chart:series>
          <chart:series chart:style-name="ch10" chart:values-cell-range-address="Sheet1.D20:Sheet1.D30" chart:label-cell-address="Sheet1.D19:Sheet1.D19" chart:class="chart:scatter">
            <chart:data-point chart:repeated="11"/>
          </chart:series>
          <chart:series chart:style-name="ch11" chart:values-cell-range-address="Sheet1.E20:Sheet1.E30" chart:label-cell-address="Sheet1.E19:Sheet1.E19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para vect, locales</text:p>
                <draw:g>
                  <svg:desc>Sheet1.C19:Sheet1.C19</svg:desc>
                </draw:g>
              </table:table-cell>
              <table:table-cell office:value-type="string">
                <text:p>Tiempo para vect, globales</text:p>
                <draw:g>
                  <svg:desc>Sheet1.D19:Sheet1.D19</svg:desc>
                </draw:g>
              </table:table-cell>
              <table:table-cell office:value-type="string">
                <text:p>Tiempo para vect, dinámicos</text:p>
                <draw:g>
                  <svg:desc>Sheet1.E19:Sheet1.E19</svg:desc>
                </draw:g>
              </table:table-cell>
            </table:table-row>
          </table:table-header-rows>
          <table:table-rows>
            <table:table-row>
              <table:table-cell office:value-type="float" office:value="65536">
                <text:p>65540</text:p>
                <draw:g>
                  <svg:desc>Sheet1.A20:Sheet1.A30</svg:desc>
                </draw:g>
              </table:table-cell>
              <table:table-cell office:value-type="float" office:value="65536">
                <text:p>65536</text:p>
                <draw:g>
                  <svg:desc>Sheet1.A20:Sheet1.A30</svg:desc>
                </draw:g>
              </table:table-cell>
              <table:table-cell office:value-type="float" office:value="0.000195757">
                <text:p>0.000195757</text:p>
                <draw:g>
                  <svg:desc>Sheet1.C20:Sheet1.C30</svg:desc>
                </draw:g>
              </table:table-cell>
              <table:table-cell office:value-type="float" office:value="0.000254949">
                <text:p>0.000254949</text:p>
                <draw:g>
                  <svg:desc>Sheet1.D20:Sheet1.D30</svg:desc>
                </draw:g>
              </table:table-cell>
              <table:table-cell office:value-type="float" office:value="0.000261798">
                <text:p>0.000261798</text:p>
                <draw:g>
                  <svg:desc>Sheet1.E20:Sheet1.E30</svg:desc>
                </draw:g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31072">
                <text:p>131072</text:p>
              </table:table-cell>
              <table:table-cell office:value-type="float" office:value="0.000378877">
                <text:p>0.000378877</text:p>
              </table:table-cell>
              <table:table-cell office:value-type="float" office:value="0.000512377">
                <text:p>0.000512377</text:p>
              </table:table-cell>
              <table:table-cell office:value-type="float" office:value="0.00035587">
                <text:p>0.0003558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62144">
                <text:p>262144</text:p>
              </table:table-cell>
              <table:table-cell office:value-type="float" office:value="0.000835334">
                <text:p>0.000835334</text:p>
              </table:table-cell>
              <table:table-cell office:value-type="float" office:value="0.000769406">
                <text:p>0.000769406</text:p>
              </table:table-cell>
              <table:table-cell office:value-type="float" office:value="0.00077106">
                <text:p>0.0007710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0.001614732">
                <text:p>0.001614732</text:p>
              </table:table-cell>
              <table:table-cell office:value-type="float" office:value="0.001569045">
                <text:p>0.0015690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  <table:table-cell office:value-type="float" office:value="0.002815389">
                <text:p>0.002815389</text:p>
              </table:table-cell>
              <table:table-cell office:value-type="float" office:value="0.002985906">
                <text:p>0.00298590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0.005701782">
                <text:p>0.005701782</text:p>
              </table:table-cell>
              <table:table-cell office:value-type="float" office:value="0.005465719">
                <text:p>0.00546571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11205567">
                <text:p>0.011205567</text:p>
              </table:table-cell>
              <table:table-cell office:value-type="float" office:value="0.011004643">
                <text:p>0.01100464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22454632">
                <text:p>0.022454632</text:p>
              </table:table-cell>
              <table:table-cell office:value-type="float" office:value="0.021570834">
                <text:p>0.02157083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42459965">
                <text:p>0.042459965</text:p>
              </table:table-cell>
              <table:table-cell office:value-type="float" office:value="0.043341978">
                <text:p>0.04334197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83992262">
                <text:p>0.083992262</text:p>
              </table:table-cell>
              <table:table-cell office:value-type="float" office:value="0.085980014">
                <text:p>0.085980014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83046877">
                <text:p>0.083046877</text:p>
              </table:table-cell>
              <table:table-cell office:value-type="float" office:value="0.173573115">
                <text:p>0.173573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